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2D95E84BE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14.832cm" fo:min-width="11.91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16cm" svg:height="20.676cm" svg:x="-0.083cm" svg:y="-0.01cm">
          <draw:image xlink:href="Pictures/10000000000001DC000002D95E84BE73.png" xlink:type="simple" xlink:show="embed" xlink:actuate="onLoad" draw:mime-type="image/png">
            <text:p/>
          </draw:image>
        </draw:frame>
        <draw:custom-shape draw:style-name="gr2" draw:text-style-name="P2" draw:layer="layout" svg:width="12.417cm" svg:height="15.082cm" svg:x="0.666cm" svg:y="3.3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7cm" fo:page-height="2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14:19:18.896029492</dc:date>
    <meta:editing-duration>PT4M48S</meta:editing-duration>
    <meta:editing-cycles>1</meta:editing-cycles>
    <meta:document-statistic meta:object-count="2"/>
    <meta:generator>LibreOffice/24.2.6.2$Linux_X86_64 LibreOffice_project/420$Build-2</meta:generator>
  </office:meta>
</office:document-meta>
</file>